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none" draw:stroke-dash="Dash" draw:fill="none" draw:textarea-vertical-align="middle"/>
      <style:paragraph-properties style:writing-mode="lr-tb"/>
    </style:style>
    <style:style style:name="gr2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8cm"/>
      <style:paragraph-properties style:writing-mode="lr-tb"/>
    </style:style>
    <style:style style:name="gr3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8cm"/>
      <style:paragraph-properties style:writing-mode="lr-tb"/>
    </style:style>
    <style:style style:name="gr4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576cm"/>
      <style:paragraph-properties style:writing-mode="lr-tb"/>
    </style:style>
    <style:style style:name="gr5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576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999999" draw:fill="solid" draw:fill-color="#f6d5a6" draw:textarea-horizontal-align="justify" draw:textarea-vertical-align="middle" draw:auto-grow-height="false" fo:min-height="0.5cm" fo:min-width="4.5cm"/>
      <style:paragraph-properties style:writing-mode="lr-tb"/>
    </style:style>
    <style:style style:name="gr8" style:family="graphic" style:parent-style-name="standard">
      <style:graphic-properties svg:stroke-color="#999999" draw:fill="solid" draw:fill-color="#f6d5a6" draw:textarea-horizontal-align="justify" draw:textarea-vertical-align="middle" draw:auto-grow-height="false" fo:min-height="1.5cm" fo:min-width="4.5cm"/>
      <style:paragraph-properties style:writing-mode="lr-tb"/>
    </style:style>
    <style:style style:name="gr9" style:family="graphic" style:parent-style-name="standard" style:list-style-name="L1">
      <style:graphic-properties svg:stroke-color="#999999" draw:fill="solid" draw:fill-color="#f6d5a6" draw:textarea-horizontal-align="justify" draw:textarea-vertical-align="middle" draw:auto-grow-height="false" fo:min-height="1.5cm" fo:min-width="4.5cm"/>
      <style:paragraph-properties style:writing-mode="lr-tb"/>
    </style:style>
    <style:style style:name="gr10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8cm"/>
      <style:paragraph-properties style:writing-mode="lr-tb"/>
    </style:style>
    <style:style style:name="gr11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8cm"/>
      <style:paragraph-properties style:writing-mode="lr-tb"/>
    </style:style>
    <style:style style:name="gr12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8cm"/>
      <style:paragraph-properties style:writing-mode="lr-tb"/>
    </style:style>
    <style:style style:name="gr13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8cm"/>
      <style:paragraph-properties style:writing-mode="lr-tb"/>
    </style:style>
    <style:style style:name="gr14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8cm"/>
      <style:paragraph-properties style:writing-mode="lr-tb"/>
    </style:style>
    <style:style style:name="gr15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8cm"/>
      <style:paragraph-properties style:writing-mode="lr-tb"/>
    </style:style>
    <style:style style:name="gr16" style:family="graphic" style:parent-style-name="standard">
      <style:graphic-properties svg:stroke-color="#999999" draw:fill="solid" draw:fill-color="#ffffd7" draw:textarea-horizontal-align="justify" draw:textarea-vertical-align="middle" draw:auto-grow-height="false" fo:min-height="0.5cm" fo:min-width="4.5cm"/>
      <style:paragraph-properties style:writing-mode="lr-tb"/>
    </style:style>
    <style:style style:name="gr17" style:family="graphic" style:parent-style-name="standard" style:list-style-name="L1">
      <style:graphic-properties svg:stroke-color="#999999" draw:fill="solid" draw:fill-color="#ffffd7" draw:textarea-horizontal-align="justify" draw:textarea-vertical-align="middle" draw:auto-grow-height="false" fo:min-height="2.5cm" fo:min-width="4.5cm"/>
      <style:paragraph-properties style:writing-mode="lr-tb"/>
    </style:style>
    <style:style style:name="gr18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576cm"/>
      <style:paragraph-properties style:writing-mode="lr-tb"/>
    </style:style>
    <style:style style:name="gr19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576cm"/>
      <style:paragraph-properties style:writing-mode="lr-tb"/>
    </style:style>
    <style:style style:name="gr20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576cm"/>
      <style:paragraph-properties style:writing-mode="lr-tb"/>
    </style:style>
    <style:style style:name="gr21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576cm"/>
      <style:paragraph-properties style:writing-mode="lr-tb"/>
    </style:style>
    <style:style style:name="gr22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576cm"/>
      <style:paragraph-properties style:writing-mode="lr-tb"/>
    </style:style>
    <style:style style:name="gr23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576cm"/>
      <style:paragraph-properties style:writing-mode="lr-tb"/>
    </style:style>
    <style:style style:name="gr24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576cm"/>
      <style:paragraph-properties style:writing-mode="lr-tb"/>
    </style:style>
    <style:style style:name="gr25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576cm"/>
      <style:paragraph-properties style:writing-mode="lr-tb"/>
    </style:style>
    <style:style style:name="gr26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576cm"/>
      <style:paragraph-properties style:writing-mode="lr-tb"/>
    </style:style>
    <style:style style:name="gr27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576cm"/>
      <style:paragraph-properties style:writing-mode="lr-tb"/>
    </style:style>
    <style:style style:name="gr28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576cm"/>
      <style:paragraph-properties style:writing-mode="lr-tb"/>
    </style:style>
    <style:style style:name="gr29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576cm"/>
      <style:paragraph-properties style:writing-mode="lr-tb"/>
    </style:style>
    <style:style style:name="gr30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576cm"/>
      <style:paragraph-properties style:writing-mode="lr-tb"/>
    </style:style>
    <style:style style:name="gr31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576cm"/>
      <style:paragraph-properties style:writing-mode="lr-tb"/>
    </style:style>
    <style:style style:name="gr32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25cm"/>
      <style:paragraph-properties style:writing-mode="lr-tb"/>
    </style:style>
    <style:style style:name="gr33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25cm"/>
      <style:paragraph-properties style:writing-mode="lr-tb"/>
    </style:style>
    <style:style style:name="gr34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25cm"/>
      <style:paragraph-properties style:writing-mode="lr-tb"/>
    </style:style>
    <style:style style:name="gr35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25cm"/>
      <style:paragraph-properties style:writing-mode="lr-tb"/>
    </style:style>
    <style:style style:name="gr36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75cm"/>
      <style:paragraph-properties style:writing-mode="lr-tb"/>
    </style:style>
    <style:style style:name="gr37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75cm"/>
      <style:paragraph-properties style:writing-mode="lr-tb"/>
    </style:style>
    <style:style style:name="gr38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75cm"/>
      <style:paragraph-properties style:writing-mode="lr-tb"/>
    </style:style>
    <style:style style:name="gr39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75cm"/>
      <style:paragraph-properties style:writing-mode="lr-tb"/>
    </style:style>
    <style:style style:name="gr40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25cm"/>
      <style:paragraph-properties style:writing-mode="lr-tb"/>
    </style:style>
    <style:style style:name="gr41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25cm"/>
      <style:paragraph-properties style:writing-mode="lr-tb"/>
    </style:style>
    <style:style style:name="gr42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25cm"/>
      <style:paragraph-properties style:writing-mode="lr-tb"/>
    </style:style>
    <style:style style:name="gr43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25cm"/>
      <style:paragraph-properties style:writing-mode="lr-tb"/>
    </style:style>
    <style:style style:name="gr44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25cm"/>
      <style:paragraph-properties style:writing-mode="lr-tb"/>
    </style:style>
    <style:style style:name="gr45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25cm"/>
      <style:paragraph-properties style:writing-mode="lr-tb"/>
    </style:style>
    <style:style style:name="gr46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75cm"/>
      <style:paragraph-properties style:writing-mode="lr-tb"/>
    </style:style>
    <style:style style:name="gr47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75cm"/>
      <style:paragraph-properties style:writing-mode="lr-tb"/>
    </style:style>
    <style:style style:name="gr48" style:family="graphic" style:parent-style-name="standard" style:list-style-name="L1">
      <style:graphic-properties svg:stroke-color="#999999" draw:fill="solid" draw:fill-color="#ffffd7" draw:textarea-horizontal-align="justify" draw:textarea-vertical-align="middle" draw:auto-grow-height="false" fo:min-height="0.5cm" fo:min-width="4.5cm"/>
      <style:paragraph-properties style:writing-mode="lr-tb"/>
    </style:style>
    <style:style style:name="gr49" style:family="graphic" style:parent-style-name="standard" style:list-style-name="L1">
      <style:graphic-properties svg:stroke-color="#999999" draw:fill="solid" draw:fill-color="#ffffd7" draw:textarea-horizontal-align="justify" draw:textarea-vertical-align="middle" draw:auto-grow-height="false" fo:min-height="2.5cm" fo:min-width="4.5cm"/>
      <style:paragraph-properties style:writing-mode="lr-tb"/>
    </style:style>
    <style:style style:name="gr50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25cm"/>
      <style:paragraph-properties style:writing-mode="lr-tb"/>
    </style:style>
    <style:style style:name="gr51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25cm"/>
      <style:paragraph-properties style:writing-mode="lr-tb"/>
    </style:style>
    <style:style style:name="gr52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25cm"/>
      <style:paragraph-properties style:writing-mode="lr-tb"/>
    </style:style>
    <style:style style:name="gr53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25cm"/>
      <style:paragraph-properties style:writing-mode="lr-tb"/>
    </style:style>
    <style:style style:name="gr54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75cm"/>
      <style:paragraph-properties style:writing-mode="lr-tb"/>
    </style:style>
    <style:style style:name="gr55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7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background-color="#ffffff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6pt" style:font-size-complex="16pt"/>
    </style:style>
    <style:style style:name="P4" style:family="paragraph">
      <loext:graphic-properties draw:fill="solid" draw:fill-color="#b7f1ee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P6" style:family="paragraph">
      <loext:graphic-properties draw:fill="solid" draw:fill-color="#b7f1ee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13pt" style:font-size-asian="16pt" style:font-size-complex="16pt"/>
    </style:style>
    <style:style style:name="P9" style:family="paragraph">
      <loext:graphic-properties draw:fill="solid" draw:fill-color="#f6d5a6"/>
      <style:paragraph-properties fo:text-align="center" style:writing-mode="lr-tb"/>
      <style:text-properties fo:font-size="13pt" style:font-size-asian="16pt" style:font-size-complex="16pt"/>
    </style:style>
    <style:style style:name="P10" style:family="paragraph">
      <style:paragraph-properties fo:text-align="start" style:writing-mode="lr-tb"/>
      <style:text-properties fo:font-size="11pt" style:font-size-asian="14pt" style:font-size-complex="14pt"/>
    </style:style>
    <style:style style:name="P11" style:family="paragraph">
      <loext:graphic-properties draw:fill="solid" draw:fill-color="#f6d5a6"/>
      <style:paragraph-properties fo:text-align="start" style:writing-mode="lr-tb"/>
      <style:text-properties fo:font-size="11pt" style:font-size-asian="14pt" style:font-size-complex="14pt"/>
    </style:style>
    <style:style style:name="P12" style:family="paragraph">
      <loext:graphic-properties draw:fill="solid" draw:fill-color="#f6d5a6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6pt" style:font-size-complex="16pt"/>
    </style:style>
    <style:style style:name="P13" style:family="paragraph">
      <loext:graphic-properties draw:fill="solid" draw:fill-color="#f6d5a6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P14" style:family="paragraph">
      <loext:graphic-properties draw:fill="solid" draw:fill-color="#ffffd7"/>
      <style:paragraph-properties fo:text-align="center" style:writing-mode="lr-tb"/>
      <style:text-properties fo:font-size="13pt" style:font-size-asian="16pt" style:font-size-complex="16pt"/>
    </style:style>
    <style:style style:name="P15" style:family="paragraph">
      <loext:graphic-properties draw:fill="solid"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P16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6pt" style:font-size-complex="16pt"/>
    </style:style>
    <style:style style:name="T1" style:family="text">
      <style:text-properties fo:background-color="#ffffff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style:font-size-asian="16pt" style:font-size-complex="16pt"/>
    </style:style>
    <style:style style:name="T5" style:family="text">
      <style:text-properties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2" draw:layer="layout" svg:x1="1cm" svg:y1="1.5cm" svg:x2="59.25cm" svg:y2="1.5cm">
          <text:p text:style-name="P1"><text:span text:style-name="T1">Anchor model</text:span></text:p>
        </draw:line>
        <draw:custom-shape draw:style-name="gr2" draw:text-style-name="P4" draw:layer="layout" svg:width="6.3cm" svg:height="0.75cm" svg:x="20.15cm" svg:y="6cm">
          <text:p text:style-name="P3"><text:span text:style-name="T2">attr_product_product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6" draw:id="id26" draw:layer="layout" svg:width="6.3cm" svg:height="2.25cm" svg:x="20.15cm" svg:y="6.75cm">
          <text:p text:style-name="P5"><text:span text:style-name="T3">a_product_rk: int</text:span></text:p>
          <text:p text:style-name="P5"><text:span text:style-name="T3">ProductName: nvarchar(4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076cm" svg:height="0.75cm" svg:x="45.051cm" svg:y="6cm">
          <text:p text:style-name="P3"><text:span text:style-name="T2">attr_supplier_contactnam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6.076cm" svg:height="2.25cm" svg:x="45.051cm" svg:y="6.75cm">
          <text:p text:style-name="P5"><text:span text:style-name="T3">a_supplier_rk: int</text:span></text:p>
          <text:p text:style-name="P5"><text:span text:style-name="T3">ContactName: nvarchar(4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48.089cm" svg:y1="9cm" svg:x2="43.25cm" svg:y2="14.25cm" draw:start-shape="id1" draw:start-glue-point="2" draw:end-shape="id2" draw:end-glue-point="0" svg:d="M48089 9000c0 3937-4839 1313-4839 5250" svg:viewBox="0 0 4840 5251">
          <text:p/>
        </draw:connector>
        <draw:custom-shape draw:style-name="gr7" draw:text-style-name="P9" xml:id="id29" draw:id="id29" draw:layer="layout" svg:width="5cm" svg:height="0.75cm" svg:x="16.5cm" svg:y="30.75cm">
          <text:p text:style-name="P8"><text:span text:style-name="T4">h_order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6" draw:id="id16" draw:layer="layout" svg:width="5cm" svg:height="1.75cm" svg:x="16.5cm" svg:y="31.5cm">
          <text:p text:style-name="P10"><text:span text:style-name="T3">h_order_rk: int</text:span></text:p>
          <text:p text:style-name="P5"><text:span text:style-name="T3">source_system: string</text:span></text:p>
          <text:p text:style-name="P10"><text:span text:style-name="T5">processed_dttm: datetim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2" draw:id="id2" draw:layer="layout" svg:width="5cm" svg:height="0.75cm" svg:x="40.75cm" svg:y="14.25cm">
          <text:p text:style-name="P3"><text:span text:style-name="T2">a_supplier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6" draw:id="id6" draw:layer="layout" svg:width="5cm" svg:height="1.75cm" svg:x="40.75cm" svg:y="15cm">
          <text:p text:style-name="P5"><text:span text:style-name="T3">a_supplier_rk: int</text:span></text:p>
          <text:p text:style-name="P5"><text:span text:style-name="T3">source_system: string</text:span></text:p>
          <text:p text:style-name="P5"><text:span text:style-name="T3">processed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25" draw:id="id25" draw:layer="layout" svg:width="5cm" svg:height="0.75cm" svg:x="16.5cm" svg:y="14.25cm">
          <text:p text:style-name="P8"><text:span text:style-name="T4">a_product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xml:id="id10" draw:id="id10" draw:layer="layout" svg:width="5cm" svg:height="1.75cm" svg:x="16.5cm" svg:y="15cm">
          <text:p text:style-name="P5"><text:span text:style-name="T3">a_product_rk: int</text:span></text:p>
          <text:p text:style-name="P5"><text:span text:style-name="T3">source_system: string</text:span></text:p>
          <text:p text:style-name="P10"><text:span text:style-name="T5">processed_dttm: date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3cm" svg:height="0.75cm" svg:x="13.15cm" svg:y="6cm">
          <text:p text:style-name="P3"><text:span text:style-name="T2">attr_product_quantityperunit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24" draw:id="id24" draw:layer="layout" svg:width="6.3cm" svg:height="2.25cm" svg:x="13.15cm" svg:y="6.75cm">
          <text:p text:style-name="P5"><text:span text:style-name="T3">a_product_rk: int</text:span></text:p>
          <text:p text:style-name="P5"><text:span text:style-name="T3">QuantityPerUnit: int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6.3cm" svg:height="0.75cm" svg:x="6.4cm" svg:y="8.25cm">
          <text:p text:style-name="P3"><text:span text:style-name="T2">attr_product_unitpric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13" draw:id="id13" draw:layer="layout" svg:width="6.3cm" svg:height="2.25cm" svg:x="6.4cm" svg:y="9cm">
          <text:p text:style-name="P5"><text:span text:style-name="T3">a_product_rk: int</text:span></text:p>
          <text:p text:style-name="P5"><text:span text:style-name="T3">UnitPrice: float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6.3cm" svg:height="0.75cm" svg:x="6.4cm" svg:y="12cm">
          <text:p text:style-name="P3"><text:span text:style-name="T2">attr_product_discontinued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xml:id="id14" draw:id="id14" draw:layer="layout" svg:width="6.3cm" svg:height="2.25cm" svg:x="6.4cm" svg:y="12.75cm">
          <text:p text:style-name="P5"><text:span text:style-name="T3">a_product_rk: int</text:span></text:p>
          <text:p text:style-name="P5"><text:span text:style-name="T3">Discontinued: int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5cm" svg:height="0.75cm" svg:x="24.75cm" svg:y="13.75cm">
          <text:p text:style-name="P3"><text:span text:style-name="T2">t_product_suppli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xml:id="id11" draw:id="id11" draw:layer="layout" svg:width="5cm" svg:height="2.75cm" svg:x="24.75cm" svg:y="14.5cm">
          <text:p text:style-name="P5"><text:span text:style-name="T3">t_product_supplier_rk: int</text:span></text:p>
          <text:p text:style-name="P5"><text:span text:style-name="T3">a_product_rk: int</text:span></text:p>
          <text:p text:style-name="P5"><text:span text:style-name="T3">a_supplier_rk: int</text:span></text:p>
          <text:p text:style-name="P5"><text:span text:style-name="T3">source_system: string</text:span></text:p>
          <text:p text:style-name="P10"><text:span text:style-name="T5">processed_dttm: datetime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6.076cm" svg:height="0.75cm" svg:x="38.101cm" svg:y="6cm">
          <text:p text:style-name="P3"><text:span text:style-name="T2">attr_supplier_companyname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3" draw:id="id3" draw:layer="layout" svg:width="6.076cm" svg:height="2.25cm" svg:x="38.101cm" svg:y="6.75cm">
          <text:p text:style-name="P5"><text:span text:style-name="T3">a_supplier_rk: int</text:span></text:p>
          <text:p text:style-name="P5"><text:span text:style-name="T3">CompanyName: nvarchar(4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41.139cm" svg:y1="9cm" svg:x2="43.25cm" svg:y2="14.25cm" draw:start-shape="id3" draw:start-glue-point="2" draw:end-shape="id2" draw:end-glue-point="0" svg:d="M41139 9000c0 3937 2111 1313 2111 5250" svg:viewBox="0 0 2112 5251">
          <text:p/>
        </draw:connector>
        <draw:custom-shape draw:style-name="gr20" draw:text-style-name="P4" draw:layer="layout" svg:width="6.076cm" svg:height="0.75cm" svg:x="51.674cm" svg:y="8.25cm">
          <text:p text:style-name="P3"><text:span text:style-name="T2">attr_supplier_address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xml:id="id4" draw:id="id4" draw:layer="layout" svg:width="6.076cm" svg:height="2.25cm" svg:x="51.674cm" svg:y="9cm">
          <text:p text:style-name="P5"><text:span text:style-name="T3">a_supplier_rk: int</text:span></text:p>
          <text:p text:style-name="P5"><text:span text:style-name="T3">Address: nvarchar(4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51.674cm" svg:y1="10.125cm" svg:x2="45.75cm" svg:y2="14.625cm" draw:start-shape="id4" draw:start-glue-point="3" draw:end-shape="id2" draw:end-glue-point="1" svg:d="M51674 10125c-4443 0-1481 4500-5924 4500" svg:viewBox="0 0 5925 4501">
          <text:p/>
        </draw:connector>
        <draw:custom-shape draw:style-name="gr22" draw:text-style-name="P4" draw:layer="layout" svg:width="6.076cm" svg:height="0.75cm" svg:x="51.674cm" svg:y="11.75cm">
          <text:p text:style-name="P3"><text:span text:style-name="T2">attr_supplier_city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xml:id="id5" draw:id="id5" draw:layer="layout" svg:width="6.076cm" svg:height="2.25cm" svg:x="51.674cm" svg:y="12.5cm">
          <text:p text:style-name="P5"><text:span text:style-name="T3">a_supplier_rk: int</text:span></text:p>
          <text:p text:style-name="P5"><text:span text:style-name="T3">City: nvarchar(4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51.674cm" svg:y1="13.625cm" svg:x2="45.75cm" svg:y2="15.875cm" draw:start-shape="id5" draw:start-glue-point="3" draw:end-shape="id6" draw:end-glue-point="1" svg:d="M51674 13625c-4443 0-1481 2250-5924 2250" svg:viewBox="0 0 5925 2251">
          <text:p/>
        </draw:connector>
        <draw:custom-shape draw:style-name="gr24" draw:text-style-name="P4" draw:layer="layout" svg:width="6.076cm" svg:height="0.75cm" svg:x="51.674cm" svg:y="15.25cm">
          <text:p text:style-name="P3"><text:span text:style-name="T2">attr_supplier_reg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xml:id="id7" draw:id="id7" draw:layer="layout" svg:width="6.076cm" svg:height="2.25cm" svg:x="51.674cm" svg:y="16cm">
          <text:p text:style-name="P5"><text:span text:style-name="T3">a_supplier_rk: int</text:span></text:p>
          <text:p text:style-name="P5"><text:span text:style-name="T3">Region: nvarchar(4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51.674cm" svg:y1="17.125cm" svg:x2="45.75cm" svg:y2="15.875cm" draw:start-shape="id7" draw:start-glue-point="3" draw:end-shape="id6" draw:end-glue-point="1" svg:d="M51674 17125c-4443 0-1481-1250-5924-1250" svg:viewBox="0 0 5925 1251">
          <text:p/>
        </draw:connector>
        <draw:custom-shape draw:style-name="gr26" draw:text-style-name="P4" draw:layer="layout" svg:width="6.076cm" svg:height="0.75cm" svg:x="51.674cm" svg:y="18.75cm">
          <text:p text:style-name="P3"><text:span text:style-name="T2">attr_supplier_postalcode</text:span></text:p>
          <draw:enhanced-geometry svg:viewBox="0 0 21600 21600" draw:type="rectangle" draw:enhanced-path="M 0 0 L 21600 0 21600 21600 0 21600 0 0 Z N"/>
        </draw:custom-shape>
        <draw:custom-shape draw:style-name="gr27" draw:text-style-name="P6" xml:id="id12" draw:id="id12" draw:layer="layout" svg:width="6.076cm" svg:height="2.25cm" svg:x="51.674cm" svg:y="19.5cm">
          <text:p text:style-name="P5"><text:span text:style-name="T3">a_supplier_rk: int</text:span></text:p>
          <text:p text:style-name="P5"><text:span text:style-name="T3">PostalCode: nvarchar(4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47.462cm" svg:y1="21cm" svg:x2="43.25cm" svg:y2="16.75cm" draw:start-shape="id8" draw:start-glue-point="0" draw:end-shape="id6" draw:end-glue-point="2" svg:d="M47462 21000c0-3187-4212-1063-4212-4250" svg:viewBox="0 0 4213 4251">
          <text:p/>
        </draw:connector>
        <draw:custom-shape draw:style-name="gr28" draw:text-style-name="P4" xml:id="id8" draw:id="id8" draw:layer="layout" svg:width="6.076cm" svg:height="0.75cm" svg:x="44.424cm" svg:y="21cm">
          <text:p text:style-name="P3"><text:span text:style-name="T2">attr_supplier_country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6.076cm" svg:height="2.25cm" svg:x="44.424cm" svg:y="21.75cm">
          <text:p text:style-name="P5"><text:span text:style-name="T3">a_supplier_rk: int</text:span></text:p>
          <text:p text:style-name="P5"><text:span text:style-name="T3">Country: nvarchar(4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" xml:id="id9" draw:id="id9" draw:layer="layout" svg:width="6.076cm" svg:height="0.75cm" svg:x="37.5cm" svg:y="21cm">
          <text:p text:style-name="P3"><text:span text:style-name="T2">attr_supplier_phone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6.076cm" svg:height="2.25cm" svg:x="37.5cm" svg:y="21.75cm">
          <text:p text:style-name="P5"><text:span text:style-name="T3">a_supplier_rk: int</text:span></text:p>
          <text:p text:style-name="P5"><text:span text:style-name="T3">Phone: nvarchar(4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40.538cm" svg:y1="21cm" svg:x2="43.25cm" svg:y2="16.75cm" draw:start-shape="id9" draw:start-glue-point="0" draw:end-shape="id6" draw:end-glue-point="2" svg:d="M40538 21000c0-3187 2712-1063 2712-4250" svg:viewBox="0 0 2713 4251">
          <text:p/>
        </draw:connector>
        <draw:connector draw:style-name="gr6" draw:text-style-name="P7" draw:layer="layout" draw:type="curve" svg:x1="21.5cm" svg:y1="15.875cm" svg:x2="24.75cm" svg:y2="15.875cm" draw:start-shape="id10" draw:start-glue-point="1" draw:end-shape="id11" draw:end-glue-point="3" svg:d="M21500 15875h3250" svg:viewBox="0 0 3251 1">
          <text:p/>
        </draw:connector>
        <draw:connector draw:style-name="gr6" draw:text-style-name="P7" draw:layer="layout" draw:type="curve" svg:x1="29.75cm" svg:y1="15.875cm" svg:x2="40.75cm" svg:y2="15.875cm" draw:start-shape="id11" draw:start-glue-point="1" draw:end-shape="id6" draw:end-glue-point="3" svg:d="M29750 15875h11000" svg:viewBox="0 0 11001 1">
          <text:p/>
        </draw:connector>
        <draw:connector draw:style-name="gr6" draw:text-style-name="P7" draw:layer="layout" draw:type="curve" svg:x1="45.75cm" svg:y1="15.875cm" svg:x2="51.674cm" svg:y2="20.625cm" draw:start-shape="id6" draw:start-glue-point="1" draw:end-shape="id12" draw:end-glue-point="3" svg:d="M45750 15875c4443 0 1481 4750 5924 4750" svg:viewBox="0 0 5925 4751">
          <text:p/>
        </draw:connector>
        <draw:connector draw:style-name="gr6" draw:text-style-name="P7" draw:layer="layout" draw:type="curve" svg:x1="12.7cm" svg:y1="10.125cm" svg:x2="16.5cm" svg:y2="15.875cm" draw:start-shape="id13" draw:start-glue-point="1" svg:d="M12700 10125c3226 0 1327 5750 3800 5750" svg:viewBox="0 0 3801 5751">
          <text:p/>
        </draw:connector>
        <draw:connector draw:style-name="gr6" draw:text-style-name="P7" draw:layer="layout" draw:type="curve" svg:x1="12.7cm" svg:y1="13.875cm" svg:x2="16.5cm" svg:y2="15.875cm" draw:start-shape="id14" draw:start-glue-point="1" draw:end-shape="id10" draw:end-glue-point="3" svg:d="M12700 13875c2850 0 950 2000 3800 2000" svg:viewBox="0 0 3801 2001">
          <text:p/>
        </draw:connector>
        <draw:custom-shape draw:style-name="gr32" draw:text-style-name="P4" draw:layer="layout" svg:width="5.75cm" svg:height="0.75cm" svg:x="28cm" svg:y="36.75cm">
          <text:p text:style-name="P3"><text:span text:style-name="T2">attr_order_shipaddress</text:span></text:p>
          <draw:enhanced-geometry svg:viewBox="0 0 21600 21600" draw:type="rectangle" draw:enhanced-path="M 0 0 L 21600 0 21600 21600 0 21600 0 0 Z N"/>
        </draw:custom-shape>
        <draw:custom-shape draw:style-name="gr33" draw:text-style-name="P6" xml:id="id22" draw:id="id22" draw:layer="layout" svg:width="5.75cm" svg:height="2.25cm" svg:x="28cm" svg:y="37.5cm">
          <text:p text:style-name="P5"><text:span text:style-name="T3">a_order_rk: int</text:span></text:p>
          <text:p text:style-name="P5"><text:span text:style-name="T3">ShipAddress: nvarchar(6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" xml:id="id21" draw:id="id21" draw:layer="layout" svg:width="5.75cm" svg:height="0.75cm" svg:x="21.5cm" svg:y="40.25cm">
          <text:p text:style-name="P3"><text:span text:style-name="T2">attr_order_freight</text:span></text:p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5.75cm" svg:height="2.25cm" svg:x="21.5cm" svg:y="41cm">
          <text:p text:style-name="P5"><text:span text:style-name="T3">a_order_rk: int</text:span></text:p>
          <text:p text:style-name="P5"><text:span text:style-name="T3">Freight: float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6.25cm" svg:height="0.75cm" svg:x="2.5cm" svg:y="29.5cm">
          <text:p text:style-name="P3"><text:span text:style-name="T2">attr_order_requireddate</text:span></text:p>
          <draw:enhanced-geometry svg:viewBox="0 0 21600 21600" draw:type="rectangle" draw:enhanced-path="M 0 0 L 21600 0 21600 21600 0 21600 0 0 Z N"/>
        </draw:custom-shape>
        <draw:custom-shape draw:style-name="gr37" draw:text-style-name="P6" xml:id="id15" draw:id="id15" draw:layer="layout" svg:width="6.25cm" svg:height="2.25cm" svg:x="2.5cm" svg:y="30.25cm">
          <text:p text:style-name="P5"><text:span text:style-name="T3">a_order_rk: int</text:span></text:p>
          <text:p text:style-name="P5"><text:span text:style-name="T3">RequiredDate: date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" draw:layer="layout" svg:width="6.25cm" svg:height="0.75cm" svg:x="2.5cm" svg:y="33cm">
          <text:p text:style-name="P3"><text:span text:style-name="T2">attr_order_orderdate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xml:id="id17" draw:id="id17" draw:layer="layout" svg:width="6.25cm" svg:height="2.25cm" svg:x="2.5cm" svg:y="33.75cm">
          <text:p text:style-name="P5"><text:span text:style-name="T3">a_order_rk: int</text:span></text:p>
          <text:p text:style-name="P5"><text:span text:style-name="T3">OrderDate: date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4" draw:layer="layout" svg:width="5.75cm" svg:height="0.75cm" svg:x="28cm" svg:y="33cm">
          <text:p text:style-name="P3"><text:span text:style-name="T2">attr_order_shipcountry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xml:id="id23" draw:id="id23" draw:layer="layout" svg:width="5.75cm" svg:height="2.25cm" svg:x="28cm" svg:y="33.75cm">
          <text:p text:style-name="P5"><text:span text:style-name="T3">a_order_rk: int</text:span></text:p>
          <text:p text:style-name="P5"><text:span text:style-name="T3">ShipCountry: nvarchar(2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" xml:id="id20" draw:id="id20" draw:layer="layout" svg:width="5.75cm" svg:height="0.75cm" svg:x="15cm" svg:y="40.25cm">
          <text:p text:style-name="P3"><text:span text:style-name="T2">attr_order_shippostalcode</text:span></text:p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5.75cm" svg:height="2.25cm" svg:x="15cm" svg:y="41cm">
          <text:p text:style-name="P5"><text:span text:style-name="T3">a_order_rk: int</text:span></text:p>
          <text:p text:style-name="P5"><text:span text:style-name="T3">ShipPostalCode: nvarchar(3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xml:id="id19" draw:id="id19" draw:layer="layout" svg:width="5.75cm" svg:height="0.75cm" svg:x="8.75cm" svg:y="40.25cm">
          <text:p text:style-name="P3"><text:span text:style-name="T2">attr_order_shipreg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5.75cm" svg:height="2.25cm" svg:x="8.75cm" svg:y="41cm">
          <text:p text:style-name="P5"><text:span text:style-name="T3">a_order_rk: int</text:span></text:p>
          <text:p text:style-name="P5"><text:span text:style-name="T3">ShipRegion: nvarchar(3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4" draw:layer="layout" svg:width="6.25cm" svg:height="0.75cm" svg:x="2.5cm" svg:y="36.5cm">
          <text:p text:style-name="P3"><text:span text:style-name="T2">attr_order_shipcity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xml:id="id18" draw:id="id18" draw:layer="layout" svg:width="6.25cm" svg:height="2.25cm" svg:x="2.5cm" svg:y="37.25cm">
          <text:p text:style-name="P5"><text:span text:style-name="T3">a_order_rk: int</text:span></text:p>
          <text:p text:style-name="P5"><text:span text:style-name="T3">ShipCity: nvarchar(3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8.75cm" svg:y1="31.375cm" svg:x2="16.5cm" svg:y2="32.375cm" draw:start-shape="id15" draw:start-glue-point="1" draw:end-shape="id16" draw:end-glue-point="3" svg:d="M8750 31375c5812 0 1938 1000 7750 1000" svg:viewBox="0 0 7751 1001">
          <text:p/>
        </draw:connector>
        <draw:connector draw:style-name="gr6" draw:text-style-name="P7" draw:layer="layout" draw:type="curve" svg:x1="8.75cm" svg:y1="34.875cm" svg:x2="16.5cm" svg:y2="32.375cm" draw:start-shape="id17" draw:start-glue-point="1" draw:end-shape="id16" draw:end-glue-point="3" svg:d="M8750 34875c5812 0 1938-2500 7750-2500" svg:viewBox="0 0 7751 2501">
          <text:p/>
        </draw:connector>
        <draw:connector draw:style-name="gr6" draw:text-style-name="P7" draw:layer="layout" draw:type="curve" svg:x1="8.75cm" svg:y1="38.375cm" svg:x2="16.5cm" svg:y2="32.375cm" draw:start-shape="id18" draw:start-glue-point="1" draw:end-shape="id16" draw:end-glue-point="3" svg:d="M8750 38375c5812 0 1938-6000 7750-6000" svg:viewBox="0 0 7751 6001">
          <text:p/>
        </draw:connector>
        <draw:connector draw:style-name="gr6" draw:text-style-name="P7" draw:layer="layout" draw:type="curve" svg:x1="19cm" svg:y1="33.25cm" svg:x2="11.625cm" svg:y2="40.25cm" draw:start-shape="id16" draw:start-glue-point="2" draw:end-shape="id19" draw:end-glue-point="0" svg:d="M19000 33250c0 5250-7375 1750-7375 7000" svg:viewBox="0 0 7376 7001">
          <text:p/>
        </draw:connector>
        <draw:connector draw:style-name="gr6" draw:text-style-name="P7" draw:layer="layout" draw:type="curve" svg:x1="19cm" svg:y1="33.25cm" svg:x2="17.875cm" svg:y2="40.25cm" draw:start-shape="id16" draw:start-glue-point="2" draw:end-shape="id20" draw:end-glue-point="0" svg:d="M19000 33250c0 5250-1125 1750-1125 7000" svg:viewBox="0 0 1126 7001">
          <text:p/>
        </draw:connector>
        <draw:connector draw:style-name="gr6" draw:text-style-name="P7" draw:layer="layout" draw:type="curve" svg:x1="21.5cm" svg:y1="32.375cm" svg:x2="24.375cm" svg:y2="40.25cm" draw:start-shape="id16" draw:start-glue-point="1" draw:end-shape="id21" draw:end-glue-point="0" svg:d="M21500 32375c1917 0 2875 2625 2875 7875" svg:viewBox="0 0 2876 7876">
          <text:p/>
        </draw:connector>
        <draw:connector draw:style-name="gr6" draw:text-style-name="P7" draw:layer="layout" draw:type="curve" svg:x1="21.5cm" svg:y1="32.375cm" svg:x2="28cm" svg:y2="38.625cm" draw:start-shape="id16" draw:start-glue-point="1" draw:end-shape="id22" draw:end-glue-point="3" svg:d="M21500 32375c4875 0 1625 6250 6500 6250" svg:viewBox="0 0 6501 6251">
          <text:p/>
        </draw:connector>
        <draw:connector draw:style-name="gr6" draw:text-style-name="P7" draw:layer="layout" draw:type="curve" svg:x1="21.5cm" svg:y1="32.375cm" svg:x2="28cm" svg:y2="34.875cm" draw:start-shape="id16" draw:start-glue-point="1" draw:end-shape="id23" draw:end-glue-point="3" svg:d="M21500 32375c4875 0 1625 2500 6500 2500" svg:viewBox="0 0 6501 2501">
          <text:p/>
        </draw:connector>
        <draw:custom-shape draw:style-name="gr48" draw:text-style-name="P16" xml:id="id27" draw:id="id27" draw:layer="layout" svg:width="5cm" svg:height="0.75cm" svg:x="16.5cm" svg:y="18.75cm">
          <text:p text:style-name="P3"><text:span text:style-name="T2">t_product_order</text:span></text:p>
          <draw:enhanced-geometry svg:viewBox="0 0 21600 21600" draw:type="rectangle" draw:enhanced-path="M 0 0 L 21600 0 21600 21600 0 21600 0 0 Z N"/>
        </draw:custom-shape>
        <draw:custom-shape draw:style-name="gr49" draw:text-style-name="P15" xml:id="id28" draw:id="id28" draw:layer="layout" svg:width="5cm" svg:height="2.75cm" svg:x="16.5cm" svg:y="19.5cm">
          <text:p text:style-name="P5"><text:span text:style-name="T3">t_product_order_rk: int</text:span></text:p>
          <text:p text:style-name="P5"><text:span text:style-name="T3">a_product_rk: int</text:span></text:p>
          <text:p text:style-name="P5"><text:span text:style-name="T3">a_order_rk: int</text:span></text:p>
          <text:p text:style-name="P5"><text:span text:style-name="T3">source_system: string</text:span></text:p>
          <text:p text:style-name="P10"><text:span text:style-name="T5">processed_dttm: datetime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curve" svg:x1="16.3cm" svg:y1="9cm" svg:x2="19cm" svg:y2="14.25cm" draw:start-shape="id24" draw:start-glue-point="2" draw:end-shape="id25" svg:d="M16300 9000c0 3937 2700 1313 2700 5250" svg:viewBox="0 0 2701 5251">
          <text:p/>
        </draw:connector>
        <draw:connector draw:style-name="gr6" draw:text-style-name="P7" draw:layer="layout" draw:type="curve" svg:x1="23.3cm" svg:y1="9cm" svg:x2="19cm" svg:y2="14.25cm" draw:start-shape="id26" draw:start-glue-point="2" draw:end-shape="id25" draw:end-glue-point="0" svg:d="M23300 9000c0 3937-4300 1313-4300 5250" svg:viewBox="0 0 4301 5251">
          <text:p/>
        </draw:connector>
        <draw:connector draw:style-name="gr6" draw:text-style-name="P7" draw:layer="layout" draw:type="curve" svg:x1="19cm" svg:y1="16.75cm" svg:x2="19cm" svg:y2="18.75cm" draw:start-shape="id10" draw:start-glue-point="2" draw:end-shape="id27" draw:end-glue-point="0" svg:d="M19000 16750v2000" svg:viewBox="0 0 1 2001">
          <text:p/>
        </draw:connector>
        <draw:connector draw:style-name="gr6" draw:text-style-name="P7" draw:layer="layout" draw:type="curve" svg:x1="19cm" svg:y1="22.25cm" svg:x2="19cm" svg:y2="30.75cm" draw:start-shape="id28" draw:start-glue-point="2" draw:end-shape="id29" draw:end-glue-point="0" svg:d="M19000 22250v8500" svg:viewBox="0 0 1 8501">
          <text:p/>
        </draw:connector>
        <draw:custom-shape draw:style-name="gr50" draw:text-style-name="P4" draw:layer="layout" svg:width="5.75cm" svg:height="0.75cm" svg:x="28cm" svg:y="25.5cm">
          <text:p text:style-name="P3"><text:span text:style-name="T2">attr_order_unitprice</text:span></text:p>
          <draw:enhanced-geometry svg:viewBox="0 0 21600 21600" draw:type="rectangle" draw:enhanced-path="M 0 0 L 21600 0 21600 21600 0 21600 0 0 Z N"/>
        </draw:custom-shape>
        <draw:custom-shape draw:style-name="gr51" draw:text-style-name="P6" xml:id="id32" draw:id="id32" draw:layer="layout" svg:width="5.75cm" svg:height="2.25cm" svg:x="28cm" svg:y="26.25cm">
          <text:p text:style-name="P5"><text:span text:style-name="T3">a_order_rk: int</text:span></text:p>
          <text:p text:style-name="P5"><text:span text:style-name="T3">UnitPrice: float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4" draw:layer="layout" svg:width="5.75cm" svg:height="0.75cm" svg:x="28cm" svg:y="29cm">
          <text:p text:style-name="P3"><text:span text:style-name="T2">attr_order_quantity</text:span></text:p>
          <draw:enhanced-geometry svg:viewBox="0 0 21600 21600" draw:type="rectangle" draw:enhanced-path="M 0 0 L 21600 0 21600 21600 0 21600 0 0 Z N"/>
        </draw:custom-shape>
        <draw:custom-shape draw:style-name="gr53" draw:text-style-name="P6" xml:id="id31" draw:id="id31" draw:layer="layout" svg:width="5.75cm" svg:height="2.25cm" svg:x="28cm" svg:y="29.75cm">
          <text:p text:style-name="P5"><text:span text:style-name="T3">a_order_rk: int</text:span></text:p>
          <text:p text:style-name="P5"><text:span text:style-name="T3">Quantity: int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" draw:layer="layout" svg:width="6.25cm" svg:height="0.75cm" svg:x="2.5cm" svg:y="25.5cm">
          <text:p text:style-name="P3"><text:span text:style-name="T2">attr_order_discount</text:span></text:p>
          <draw:enhanced-geometry svg:viewBox="0 0 21600 21600" draw:type="rectangle" draw:enhanced-path="M 0 0 L 21600 0 21600 21600 0 21600 0 0 Z N"/>
        </draw:custom-shape>
        <draw:custom-shape draw:style-name="gr55" draw:text-style-name="P6" xml:id="id30" draw:id="id30" draw:layer="layout" svg:width="6.25cm" svg:height="2.25cm" svg:x="2.5cm" svg:y="26.25cm">
          <text:p text:style-name="P5"><text:span text:style-name="T3">a_order_rk: int</text:span></text:p>
          <text:p text:style-name="P5"><text:span text:style-name="T3">Discount: float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8.75cm" svg:y1="27.375cm" svg:x2="16.5cm" svg:y2="32.375cm" draw:start-shape="id30" draw:start-glue-point="1" draw:end-shape="id16" draw:end-glue-point="3" svg:d="M8750 27375c5812 0 1938 5000 7750 5000" svg:viewBox="0 0 7751 5001">
          <text:p/>
        </draw:connector>
        <draw:connector draw:style-name="gr6" draw:text-style-name="P7" draw:layer="layout" draw:type="curve" svg:x1="28cm" svg:y1="30.875cm" svg:x2="21.5cm" svg:y2="32.375cm" draw:start-shape="id31" draw:start-glue-point="3" draw:end-shape="id16" draw:end-glue-point="1" svg:d="M28000 30875c-4875 0-1625 1500-6500 1500" svg:viewBox="0 0 6501 1501">
          <text:p/>
        </draw:connector>
        <draw:connector draw:style-name="gr6" draw:text-style-name="P7" draw:layer="layout" draw:type="curve" svg:x1="28cm" svg:y1="27.375cm" svg:x2="21.5cm" svg:y2="32.375cm" draw:start-shape="id32" draw:start-glue-point="3" draw:end-shape="id16" draw:end-glue-point="1" svg:d="M28000 27375c-4875 0-1625 5000-6500 5000" svg:viewBox="0 0 6501 5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0.4cm" fo:page-height="45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3T11:14:29.635582778</meta:creation-date>
    <meta:generator>LibreOffice/7.1.7.2$Linux_X86_64 LibreOffice_project/10$Build-2</meta:generator>
    <dc:date>2022-05-14T12:38:41.291799393</dc:date>
    <meta:editing-duration>PT5H47M57S</meta:editing-duration>
    <meta:editing-cycles>130</meta:editing-cycles>
    <meta:document-statistic meta:object-count="84"/>
  </office:meta>
</office:document-meta>
</file>